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91cm" table:align="right"/>
    </style:style>
    <style:style style:name="Table1.A" style:family="table-column">
      <style:table-column-properties style:column-width="7.906cm"/>
    </style:style>
    <style:style style:name="Table1.B" style:family="table-column">
      <style:table-column-properties style:column-width="8.005cm"/>
    </style:style>
    <style:style style:name="Table1.A1" style:family="table-cell">
      <style:table-cell-properties fo:padding="0.3cm" fo:border="0.5pt solid #000000" style:writing-mode="page"/>
    </style:style>
    <style:style style:name="Table1.B1" style:family="table-cell">
      <style:table-cell-properties fo:padding="0.3cm" fo:border-left="none" fo:border-right="0.5pt solid #000000" fo:border-top="0.5pt solid #000000" fo:border-bottom="0.5pt solid #000000" style:writing-mode="page"/>
    </style:style>
    <style:style style:name="Table1.A2" style:family="table-cell">
      <style:table-cell-properties fo:padding="0.3cm" fo:border-left="0.5pt solid #000000" fo:border-right="0.5pt solid #000000" fo:border-top="none" fo:border-bottom="none" style:writing-mode="page"/>
    </style:style>
    <style:style style:name="Table1.B2" style:family="table-cell">
      <style:table-cell-properties fo:padding="0.3cm" fo:border-left="none" fo:border-right="0.5pt solid #000000" fo:border-top="none" fo:border-bottom="none" style:writing-mode="page"/>
    </style:style>
    <style:style style:name="Table1.A7" style:family="table-cell">
      <style:table-cell-properties fo:padding="0.3cm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3cm" fo:border-left="none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officeooo:rsid="00224e9c" officeooo:paragraph-rsid="00224e9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224e9c" officeooo:paragraph-rsid="00224e9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bold" officeooo:rsid="00224e9c" officeooo:paragraph-rsid="00224e9c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bold" officeooo:rsid="00224e9c" officeooo:paragraph-rsid="002a2966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bold" officeooo:rsid="00268337" officeooo:paragraph-rsid="00268337" style:font-weight-asian="bold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weight="normal" officeooo:rsid="00224e9c" officeooo:paragraph-rsid="00224e9c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224e9c" officeooo:paragraph-rsid="002372da" style:font-size-asian="10.5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372da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4963e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2372da" officeooo:paragraph-rsid="002372da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24e9c"/>
    </style:style>
    <style:style style:name="P13" style:family="paragraph" style:parent-style-name="Standard">
      <style:paragraph-properties fo:line-height="100%" fo:text-align="start" style:justify-single-word="false"/>
      <style:text-properties officeooo:rsid="002a2966" officeooo:paragraph-rsid="002a2966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0pt" officeooo:rsid="002b62ce" officeooo:paragraph-rsid="002b62ce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0pt" officeooo:rsid="002ca8c0" officeooo:paragraph-rsid="002ca8c0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0pt" officeooo:rsid="002d3852" officeooo:paragraph-rsid="002d385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2b62ce" officeooo:paragraph-rsid="002b62ce" style:font-size-asian="12pt" style:font-size-complex="12pt"/>
    </style:style>
    <style:style style:name="P19" style:family="paragraph" style:parent-style-name="Standard">
      <style:paragraph-properties fo:line-height="150%" fo:text-align="end" style:justify-single-word="false"/>
      <style:text-properties style:font-name="Arial" fo:font-weight="normal" officeooo:rsid="002372da" officeooo:paragraph-rsid="00224e9c" style:font-weight-asian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Arial" fo:font-weight="normal" officeooo:rsid="002a2966" officeooo:paragraph-rsid="002a2966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2b62ce" officeooo:paragraph-rsid="002372da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officeooo:rsid="002ca8c0" officeooo:paragraph-rsid="002ca8c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224e9c" style:font-weight-asian="normal" style:font-weight-complex="normal"/>
    </style:style>
    <style:style style:name="T4" style:family="text">
      <style:text-properties style:font-name="Arial" fo:font-weight="normal" officeooo:rsid="002372da" style:font-weight-asian="normal" style:font-weight-complex="normal"/>
    </style:style>
    <style:style style:name="T5" style:family="text">
      <style:text-properties style:font-name="Arial" fo:font-weight="normal" officeooo:rsid="00268337" style:font-weight-asian="normal" style:font-weight-complex="normal"/>
    </style:style>
    <style:style style:name="T6" style:family="text">
      <style:text-properties style:font-name="Arial" fo:font-weight="normal" officeooo:rsid="0024963e" style:font-weight-asian="normal" style:font-weight-complex="normal"/>
    </style:style>
    <style:style style:name="T7" style:family="text">
      <style:text-properties style:font-name="Arial" fo:font-weight="normal" officeooo:rsid="00287fe2" style:font-weight-asian="normal" style:font-weight-complex="normal"/>
    </style:style>
    <style:style style:name="T8" style:family="text">
      <style:text-properties style:font-name="Arial" fo:font-weight="normal" officeooo:rsid="002a2966" style:font-weight-asian="normal" style:font-weight-complex="normal"/>
    </style:style>
    <style:style style:name="T9" style:family="text">
      <style:text-properties style:font-name="Arial" fo:font-weight="normal" officeooo:rsid="002b3307" style:font-weight-asian="normal" style:font-weight-complex="normal"/>
    </style:style>
    <style:style style:name="T10" style:family="text">
      <style:text-properties style:font-name="Arial" fo:font-weight="normal" officeooo:rsid="002b62ce" style:font-weight-asian="normal" style:font-weight-complex="normal"/>
    </style:style>
    <style:style style:name="T11" style:family="text">
      <style:text-properties style:font-name="Arial" fo:font-weight="normal" officeooo:rsid="002d3852" style:font-weight-asian="normal" style:font-weight-complex="normal"/>
    </style:style>
    <style:style style:name="T12" style:family="text">
      <style:text-properties style:font-name="Arial" fo:font-weight="normal" officeooo:rsid="002fd4f6" style:font-weight-asian="normal" style:font-weight-complex="normal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Arial" fo:font-weight="bold" officeooo:rsid="00268337" style:font-weight-asian="bold" style:font-weight-complex="bold"/>
    </style:style>
    <style:style style:name="T15" style:family="text">
      <style:text-properties style:font-name="Arial" fo:font-weight="bold" officeooo:rsid="002372da" style:font-weight-asian="bold" style:font-weight-complex="bold"/>
    </style:style>
    <style:style style:name="T16" style:family="text">
      <style:text-properties officeooo:rsid="002496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ANTAGENS E DESVANTAGENS DA HIPERTEXTUALIZAÇÃO E A MULTIMODALIDADE NOS MEIOS DE COMUNICAÇÃO</text:p>
      <text:p text:style-name="P2">Dennis van den Berg </text:p>
      <text:p text:style-name="P19"/>
      <text:p text:style-name="P9"><text:span text:style-name="T15"><text:tab/></text:span><text:span text:style-name="T7">Ape</text:span><text:span text:style-name="T8">sa</text:span><text:span text:style-name="T7">r da palavra hipertextualização estar muito em alta no momento devido as tecnologias relacionadas a internet, este termo já havia sido contextualizado pelo filósofo Theodor Holm Nelson, em 1960 </text:span><text:span text:style-name="T8">e atualmente este termo pode ser resumido à capacidade de ligar dois conteúdos digitais (FERNANDES, 2019). Já o termo multimodalidade aqui neste caso se referae o fato da comunicação não se apresentar apenas na forma de texto formal, porém também em forma de vide</text:span><text:span text:style-name="T12">o</text:span><text:span text:style-name="T8">s, áudios, imagens (como gráficos e infogramas por exemplo) entre outros.</text:span><text:span text:style-name="T9"> </text:span><text:span text:style-name="T4"><text:tab/></text:span></text:p>
      <text:p text:style-name="P11"><text:span text:style-name="T2"><text:tab/></text:span><text:span text:style-name="T9">Com o avanço da tecnologia, cada vez mais é possível acessar conteúdo digital de qualquer plataforma </text:span><text:span text:style-name="T10">(computador, celular, tablet e até mesmo televisões) , e</text:span><text:span text:style-name="T9"> estes conteúdos estão ligados a outros conteúdos a partir de hiperlinks, de forma que é possível acessar ainda mais informações </text:span><text:span text:style-name="T10">relacionados (ou não) ao conteúdo original, de foram que somos expostos a uma quantidade de informações que nunca foi vista antes. E neste artigo abordaremos as vantagens e desvantagens do acesso a tanta informação interligada. 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Line94424974591984">
          <table:table-cell table:style-name="Table1.A1" office:value-type="string">
            <text:p text:style-name="P18"><text:span text:style-name="T1">Vantagens</text:span> </text:p>
          </table:table-cell>
          <table:table-cell table:style-name="Table1.B1" office:value-type="string">
            <text:p text:style-name="P18"><text:span text:style-name="T1">Desvantagens</text:span> </text:p>
          </table:table-cell>
        </table:table-row>
        <table:table-row table:style-name="TableLine94424974628144">
          <table:table-cell table:style-name="Table1.A2" office:value-type="string">
            <text:p text:style-name="P16">Acesso a uma quantidade inimaginável de informação. </text:p>
          </table:table-cell>
          <table:table-cell table:style-name="Table1.B2" office:value-type="string">
            <text:p text:style-name="P15">As escolas tem dificuldades em acompanhar o desenvolvimento tecnológico, e não consegue preparar os alunos para lidar com tanta informação da forma correta </text:p>
          </table:table-cell>
        </table:table-row>
        <table:table-row table:style-name="TableLine94424974629456">
          <table:table-cell table:style-name="Table1.A2" office:value-type="string">
            <text:p text:style-name="P16">Links com conteúdos em video, ou podcast podem facilitar a compreensão do conteúdo. </text:p>
          </table:table-cell>
          <table:table-cell table:style-name="Table1.B2" office:value-type="string">
            <text:p text:style-name="P16">Alguns leitores se perdem entre tantos nós e links e abandonam a leitura.</text:p>
          </table:table-cell>
        </table:table-row>
        <table:table-row table:style-name="TableLine94424974629984">
          <table:table-cell table:style-name="Table1.A2" office:value-type="string">
            <text:p text:style-name="P16">O leitor deixa de ser um receptor passivo de conteúdo e passa a ser um coautor ativo, capaz de escolher diferentes materiais, montando seu próprio itinerário de navegação</text:p>
          </table:table-cell>
          <table:table-cell table:style-name="Table1.B2" office:value-type="string">
            <text:p text:style-name="P16">A falta de linearidade na leitura do texto, quando se pula de um para outro, pode comprometer a compreensão global do assunto abordado. </text:p>
          </table:table-cell>
        </table:table-row>
        <table:table-row table:style-name="TableLine94424974630704">
          <table:table-cell table:style-name="Table1.A2" office:value-type="string">
            <text:p text:style-name="P16">Trazem muitas possibilidades para um enriquecimento informacional e introduzem a novas formas de acesso a informação. </text:p>
          </table:table-cell>
          <table:table-cell table:style-name="Table1.B2" office:value-type="string">
            <text:p text:style-name="P16">A leitura destes textos são mais superficiais, sem uma compreensão mais profunda do conteúdo abordado. </text:p>
          </table:table-cell>
        </table:table-row>
        <table:table-row table:style-name="TableLine94424974631504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6">A escrita na internet é manos coloquial e usa de uma linguagem mais próxima com a falada, o que é prejudicial para o ensino da língua <text:soft-page-break/>portuguesa, já que ela está muito ligada a memória visual. </text:p>
          </table:table-cell>
        </table:table-row>
        <table:table-row table:style-name="TableLine94424974632256">
          <table:table-cell table:style-name="Table1.A7" office:value-type="string">
            <text:p text:style-name="P17">Torna possível filtrar as informações, e estabelecer relações entre os vários textos. </text:p>
          </table:table-cell>
          <table:table-cell table:style-name="Table1.B7" office:value-type="string">
            <text:p text:style-name="P17">Em muitos fóruns relacionados aos temas as respostas são imediatas, sem uma argumentação amadurecida. </text:p>
          </table:table-cell>
        </table:table-row>
      </table:table>
      <text:p text:style-name="P8"/>
      <text:p text:style-name="P10"><text:span text:style-name="T6"><text:tab/></text:span><text:span text:style-name="T11">A cada nova tecnologia que surge, aparecem novos maneiras de lidar com elas isso nos leva a constante necessidade e avaliarmos as vantagens e desvantagens destes novo conceitos, para que possamos tirar o máximo de aproveito das suas vantagens e tomarmo ações para minimizar os efeitos dos pontos negativos. Como pudemos ver neste texto os maiores desafios estão na área de educação, para prepara os jovens a lidar de forma eficiente com toda informação disponível.</text:span></text:p>
      <text:p text:style-name="P3"/>
      <text:p text:style-name="P4">Referências</text:p>
      <text:p text:style-name="P4"/>
      <text:p text:style-name="P5"/>
      <text:p text:style-name="P13"><text:span text:style-name="T5">F</text:span><text:span text:style-name="T2">ERNANDES, Rudhiery. Hipertextualidade. </text:span><text:span text:style-name="T13">Esquina On-line.</text:span><text:span text:style-name="T2"> Brasília:</text:span><text:span text:style-name="T13"> </text:span><text:span text:style-name="T2">Aug. 2019. Disponível em: </text:span><text:a xlink:type="simple" xlink:href="https://medium.com/esquinaonline/hipertextualidade-45538eb4bfff" text:style-name="Internet_20_link" text:visited-style-name="Visited_20_Internet_20_Link"><text:span text:style-name="T2">https://medium.com/esquinaonline/hipertextualidade-45538eb4bfff</text:span></text:a><text:span text:style-name="T2">. Acessado em: 9 mai. 2022.</text:span></text:p>
      <text:p text:style-name="P20"/>
      <text:p text:style-name="P12"><text:span text:style-name="T5">MAGNABOSCO</text:span><text:span text:style-name="T3">, </text:span><text:span text:style-name="T5">Gislaine Garcia</text:span><text:span text:style-name="T3">. </text:span><text:span text:style-name="T5">Hipertextos e gêneros digitais: modificações no ler e escrever?</text:span><text:span text:style-name="T3"> </text:span><text:span text:style-name="T14">Conjectura</text:span><text:span text:style-name="T3">. </text:span><text:span text:style-name="T5">v. 14, n. 2, maio/ago. 2009</text:span><text:span text:style-name="T3">. </text:span><text:span text:style-name="T6"><text:s/></text:span></text:p>
      <text:p text:style-name="P7"/>
      <text:p text:style-name="P7">UM MANIFESTO 2.0 do bibliotecário. Mash up por Laura Cohen. Tradução: Maria José Vicentini Jorente. [S. l.: s. n.], 2007. 1 vídeo (4 min). Disponível em: <text:a xlink:type="simple" xlink:href="http://www.youtube.com/watch?vYj1p0A8DMrE" text:style-name="Internet_20_link" text:visited-style-name="Visited_20_Internet_20_Link">http://www.youtube.com/watch?vYj1p0A8DMrE</text:a>. Acesso em: 12 maio 2010. <text:span text:style-name="T16">(video do <text:s/>youtube)</text:span></text:p>
      <text:p text:style-name="P7"/>
      <text:p text:style-name="P7">MACHADO, Mário. A barriga da CNN: um “cautionary tale”. <text:span text:style-name="T1">Blog Coisas internacionais</text:span>. São Paulo, 17 abr. 2013. Disponível em: http:www.coisasinternacionais.com/2013/04/a-barriga-da-cnn-um-cautionary-tale.html. Acesso em: 10 jun. 2013. <text:span text:style-name="T16">(artigo on-lin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15:44.181914900</meta:creation-date>
    <meta:editing-duration>PT6M43S</meta:editing-duration>
    <meta:editing-cycles>4</meta:editing-cycles>
    <meta:generator>LibreOffice/6.4.7.2$Linux_X86_64 LibreOffice_project/40$Build-2</meta:generator>
    <dc:date>2022-05-16T06:43:04.555131412</dc:date>
    <meta:document-statistic meta:table-count="1" meta:image-count="0" meta:object-count="0" meta:page-count="2" meta:paragraph-count="24" meta:word-count="555" meta:character-count="3746" meta:non-whitespace-character-count="3194"/>
  </office:meta>
</office:document-meta>
</file>